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1.7665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2" style:family="table-cell" style:parent-style-name="Default" style:data-style-name="N3"/>
    <style:style style:name="ce3" style:family="table-cell" style:parent-style-name="Default" style:data-style-name="N146">
      <style:text-properties style:text-line-through-style="solid" style:text-line-through-type="single"/>
    </style:style>
    <style:style style:name="ce4" style:family="table-cell" style:parent-style-name="Default" style:data-style-name="N143"/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 style:data-style-name="N125"/>
    <style:style style:name="ce7" style:family="table-cell" style:parent-style-name="Default" style:data-style-name="N1"/>
    <style:style style:name="ce8" style:family="table-cell" style:parent-style-name="Default" style:data-style-name="N4">
      <style:table-cell-properties fo:background-color="#ffff00"/>
    </style:style>
    <style:style style:name="ce9" style:family="table-cell" style:parent-style-name="Default" style:data-style-name="N3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100" table:style-name="ta1">
        <table:shapes>
          <draw:frame draw:z-index="0" draw:style-name="gr1" draw:text-style-name="P1" svg:width="6.2988in" svg:height="3.5429in" svg:x="9.4701in" svg:y="0.337in">
            <draw:object draw:notify-on-update-of-ranges="P100.B2:P100.B2 P100.B3:P100.B25 P100.C2:P100.C2 P100.C3:P100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5" table:default-cell-style-name="ce4"/>
        <table:table-column table:style-name="co5" table:default-cell-style-name="ce6"/>
        <table:table-column table:style-name="co6" table:default-cell-style-name="ce7"/>
        <table:table-column table:style-name="co5" table:default-cell-style-name="ce7"/>
        <table:table-column table:style-name="co5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3" office:value-type="float" office:value="78.42809495" calcext:value-type="float">
            <text:p>78.42809495</text:p>
          </table:table-cell>
          <table:table-cell table:style-name="ce5" office:value-type="float" office:value="-17809.15314746" calcext:value-type="float">
            <text:p>-17809.15314746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<text:s/>(n)</text:p>
          </table:table-cell>
          <table:table-cell table:style-name="ce1" office:value-type="string" calcext:value-type="string">
            <text:p>NVIDIA-P100-16GB (MiB)</text:p>
            <text:p>git/e5729005</text:p>
          </table:table-cell>
          <table:table-cell table:style-name="ce1" office:value-type="string" calcext:value-type="string">
            <text:p>(n)^3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.n^3+b</text:p>
          </table:table-cell>
          <table:table-cell table:style-name="ce1" office:value-type="string" calcext:value-type="string">
            <text:p>dif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4759" calcext:value-type="float">
            <text:p>4759</text:p>
          </table:table-cell>
          <table:table-cell table:formula="of:=[.B3]^3" office:value-type="float" office:value="21484952" calcext:value-type="float">
            <text:p>21,484,952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3]*[.D3]+[.G3]" office:value-type="float" office:value="4767.11471293225" calcext:value-type="float">
            <text:p>4767</text:p>
          </table:table-cell>
          <table:table-cell table:formula="of:=[.C3]-[.H3]" office:value-type="float" office:value="-8.11471293224804" calcext:value-type="float">
            <text:p>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5291" calcext:value-type="float">
            <text:p>5291</text:p>
          </table:table-cell>
          <table:table-cell table:formula="of:=[.B4]^3" office:value-type="float" office:value="23887872" calcext:value-type="float">
            <text:p>23,887,87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4]*[.D4]+[.G4]" office:value-type="float" office:value="5268.91613369133" calcext:value-type="float">
            <text:p>5269</text:p>
          </table:table-cell>
          <table:table-cell table:formula="of:=[.C4]-[.H4]" office:value-type="float" office:value="22.0838663086715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5731" calcext:value-type="float">
            <text:p>5731</text:p>
          </table:table-cell>
          <table:table-cell table:formula="of:=[.B5]^3" office:value-type="float" office:value="26198073" calcext:value-type="float">
            <text:p>26,198,073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5]*[.D5]+[.G5]" office:value-type="float" office:value="5751.35505968098" calcext:value-type="float">
            <text:p>5751</text:p>
          </table:table-cell>
          <table:table-cell table:formula="of:=[.C5]-[.H5]" office:value-type="float" office:value="-20.3550596809773" calcext:value-type="float">
            <text:p>-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6271" calcext:value-type="float">
            <text:p>6271</text:p>
          </table:table-cell>
          <table:table-cell table:formula="of:=[.B6]^3" office:value-type="float" office:value="28652616" calcext:value-type="float">
            <text:p>28,652,616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6]*[.D6]+[.G6]" office:value-type="float" office:value="6263.93690373498" calcext:value-type="float">
            <text:p>6264</text:p>
          </table:table-cell>
          <table:table-cell table:formula="of:=[.C6]-[.H6]" office:value-type="float" office:value="7.063096265015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6759" calcext:value-type="float">
            <text:p>6759</text:p>
          </table:table-cell>
          <table:table-cell table:formula="of:=[.B7]^3" office:value-type="float" office:value="30959144" calcext:value-type="float">
            <text:p>30,959,14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7]*[.D7]+[.G7]" office:value-type="float" office:value="6745.60879768926" calcext:value-type="float">
            <text:p>6746</text:p>
          </table:table-cell>
          <table:table-cell table:formula="of:=[.C7]-[.H7]" office:value-type="float" office:value="13.3912023107441" calcext:value-type="float">
            <text:p>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6979" calcext:value-type="float">
            <text:p>6979</text:p>
          </table:table-cell>
          <table:table-cell table:formula="of:=[.B8]^3" office:value-type="float" office:value="32157432" calcext:value-type="float">
            <text:p>32,157,432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8]*[.D8]+[.G8]" office:value-type="float" office:value="6995.84709978777" calcext:value-type="float">
            <text:p>6996</text:p>
          </table:table-cell>
          <table:table-cell table:formula="of:=[.C8]-[.H8]" office:value-type="float" office:value="-16.8470997877685" calcext:value-type="float">
            <text:p>-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7247" calcext:value-type="float">
            <text:p>7247</text:p>
          </table:table-cell>
          <table:table-cell table:formula="of:=[.B9]^3" office:value-type="float" office:value="33386248" calcext:value-type="float">
            <text:p>33,386,248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9]*[.D9]+[.G9]" office:value-type="float" office:value="7252.46055951655" calcext:value-type="float">
            <text:p>7252</text:p>
          </table:table-cell>
          <table:table-cell table:formula="of:=[.C9]-[.H9]" office:value-type="float" office:value="-5.46055951655217" calcext:value-type="float">
            <text:p>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7785" calcext:value-type="float">
            <text:p>7785</text:p>
          </table:table-cell>
          <table:table-cell table:formula="of:=[.B10]^3" office:value-type="float" office:value="35937000" calcext:value-type="float">
            <text:p>35,937,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0]*[.D10]+[.G10]" office:value-type="float" office:value="7785.133714513" calcext:value-type="float">
            <text:p>7785</text:p>
          </table:table-cell>
          <table:table-cell table:formula="of:=[.C10]-[.H10]" office:value-type="float" office:value="-0.133714513000086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8275" calcext:value-type="float">
            <text:p>8275</text:p>
          </table:table-cell>
          <table:table-cell table:formula="of:=[.B11]^3" office:value-type="float" office:value="38272753" calcext:value-type="float">
            <text:p>38,272,753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1]*[.D11]+[.G11]" office:value-type="float" office:value="8272.9086608043" calcext:value-type="float">
            <text:p>8273</text:p>
          </table:table-cell>
          <table:table-cell table:formula="of:=[.C11]-[.H11]" office:value-type="float" office:value="2.09133919570377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8767" calcext:value-type="float">
            <text:p>8767</text:p>
          </table:table-cell>
          <table:table-cell table:formula="of:=[.B12]^3" office:value-type="float" office:value="40707584" calcext:value-type="float">
            <text:p>40,707,584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2]*[.D12]+[.G12]" office:value-type="float" office:value="8781.37405087482" calcext:value-type="float">
            <text:p>8781</text:p>
          </table:table-cell>
          <table:table-cell table:formula="of:=[.C12]-[.H12]" office:value-type="float" office:value="-14.374050874816" calcext:value-type="float">
            <text:p>-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9247" calcext:value-type="float">
            <text:p>9247</text:p>
          </table:table-cell>
          <table:table-cell table:formula="of:=[.B13]^3" office:value-type="float" office:value="42875000" calcext:value-type="float">
            <text:p>42,875,000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3]*[.D13]+[.G13]" office:value-type="float" office:value="9233.995206875" calcext:value-type="float">
            <text:p>9234</text:p>
          </table:table-cell>
          <table:table-cell table:formula="of:=[.C13]-[.H13]" office:value-type="float" office:value="13.004793125001" calcext:value-type="float">
            <text:p>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10277" calcext:value-type="float">
            <text:p>10277</text:p>
          </table:table-cell>
          <table:table-cell table:formula="of:=[.B14]^3" office:value-type="float" office:value="47832147" calcext:value-type="float">
            <text:p>47,832,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4]*[.D14]+[.G14]" office:value-type="float" office:value="10269.1954663558" calcext:value-type="float">
            <text:p>10269</text:p>
          </table:table-cell>
          <table:table-cell table:formula="of:=[.C14]-[.H14]" office:value-type="float" office:value="7.80453364419736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10767" calcext:value-type="float">
            <text:p>10767</text:p>
          </table:table-cell>
          <table:table-cell table:formula="of:=[.B15]^3" office:value-type="float" office:value="50243409" calcext:value-type="float">
            <text:p>50,243,409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5]*[.D15]+[.G15]" office:value-type="float" office:value="10772.7389457152" calcext:value-type="float">
            <text:p>10773</text:p>
          </table:table-cell>
          <table:table-cell table:formula="of:=[.C15]-[.H15]" office:value-type="float" office:value="-5.73894571524033" calcext:value-type="float">
            <text:p>-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1305" calcext:value-type="float">
            <text:p>11305</text:p>
          </table:table-cell>
          <table:table-cell table:formula="of:=[.B16]^3" office:value-type="float" office:value="52734375" calcext:value-type="float">
            <text:p>52,734,375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6]*[.D16]+[.G16]" office:value-type="float" office:value="11292.9269993594" calcext:value-type="float">
            <text:p>11293</text:p>
          </table:table-cell>
          <table:table-cell table:formula="of:=[.C16]-[.H16]" office:value-type="float" office:value="12.0730006406266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11741" calcext:value-type="float">
            <text:p>11741</text:p>
          </table:table-cell>
          <table:table-cell table:formula="of:=[.B17]^3" office:value-type="float" office:value="54872000" calcext:value-type="float">
            <text:p>54,872,000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7]*[.D17]+[.G17]" office:value-type="float" office:value="11739.326905328" calcext:value-type="float">
            <text:p>11739</text:p>
          </table:table-cell>
          <table:table-cell table:formula="of:=[.C17]-[.H17]" office:value-type="float" office:value="1.67309467199993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12285" calcext:value-type="float">
            <text:p>12285</text:p>
          </table:table-cell>
          <table:table-cell table:formula="of:=[.B18]^3" office:value-type="float" office:value="57512456" calcext:value-type="float">
            <text:p>57,512,456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8]*[.D18]+[.G18]" office:value-type="float" office:value="12290.7329330991" calcext:value-type="float">
            <text:p>12291</text:p>
          </table:table-cell>
          <table:table-cell table:formula="of:=[.C18]-[.H18]" office:value-type="float" office:value="-5.73293309914334" calcext:value-type="float">
            <text:p>-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12769" calcext:value-type="float">
            <text:p>12769</text:p>
          </table:table-cell>
          <table:table-cell table:formula="of:=[.B19]^3" office:value-type="float" office:value="59776471" calcext:value-type="float">
            <text:p>59,776,4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19]*[.D19]+[.G19]" office:value-type="float" office:value="12763.5268436829" calcext:value-type="float">
            <text:p>12764</text:p>
          </table:table-cell>
          <table:table-cell table:formula="of:=[.C19]-[.H19]" office:value-type="float" office:value="5.47315631712081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13257" calcext:value-type="float">
            <text:p>13257</text:p>
          </table:table-cell>
          <table:table-cell table:formula="of:=[.B20]^3" office:value-type="float" office:value="62099136" calcext:value-type="float">
            <text:p>62,099,136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20]*[.D20]+[.G20]" office:value-type="float" office:value="13248.5686249105" calcext:value-type="float">
            <text:p>13249</text:p>
          </table:table-cell>
          <table:table-cell table:formula="of:=[.C20]-[.H20]" office:value-type="float" office:value="8.43137508953623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13747" calcext:value-type="float">
            <text:p>13747</text:p>
          </table:table-cell>
          <table:table-cell table:formula="of:=[.B21]^3" office:value-type="float" office:value="64481201" calcext:value-type="float">
            <text:p>64,481,201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21]*[.D21]+[.G21]" office:value-type="float" office:value="13746.0148991686" calcext:value-type="float">
            <text:p>13746</text:p>
          </table:table-cell>
          <table:table-cell table:formula="of:=[.C21]-[.H21]" office:value-type="float" office:value="0.985100831350792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14239" calcext:value-type="float">
            <text:p>14239</text:p>
          </table:table-cell>
          <table:table-cell table:formula="of:=[.B22]^3" office:value-type="float" office:value="66923416" calcext:value-type="float">
            <text:p>66,923,416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22]*[.D22]+[.G22]" office:value-type="float" office:value="14256.0222888442" calcext:value-type="float">
            <text:p>14256</text:p>
          </table:table-cell>
          <table:table-cell table:formula="of:=[.C22]-[.H22]" office:value-type="float" office:value="-17.022288844184" calcext:value-type="float">
            <text:p>-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14777" calcext:value-type="float">
            <text:p>14777</text:p>
          </table:table-cell>
          <table:table-cell table:formula="of:=[.B23]^3" office:value-type="float" office:value="69426531" calcext:value-type="float">
            <text:p>69,426,531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23]*[.D23]+[.G23]" office:value-type="float" office:value="14778.7474163238" calcext:value-type="float">
            <text:p>14779</text:p>
          </table:table-cell>
          <table:table-cell table:formula="of:=[.C23]-[.H23]" office:value-type="float" office:value="-1.74741632381847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5317" calcext:value-type="float">
            <text:p>15317</text:p>
          </table:table-cell>
          <table:table-cell table:formula="of:=[.B24]^3" office:value-type="float" office:value="71991296" calcext:value-type="float">
            <text:p>71,991,29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24]*[.D24]+[.G24]" office:value-type="float" office:value="15314.3469039943" calcext:value-type="float">
            <text:p>15314</text:p>
          </table:table-cell>
          <table:table-cell table:formula="of:=[.C24]-[.H24]" office:value-type="float" office:value="2.65309600569708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5751" calcext:value-type="float">
            <text:p>15751</text:p>
          </table:table-cell>
          <table:table-cell table:formula="of:=[.B25]^3" office:value-type="float" office:value="74088000" calcext:value-type="float">
            <text:p>74,088,000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0.000208829849" calcext:value-type="float">
            <text:p>0.00021</text:p>
          </table:table-cell>
          <table:table-cell office:value-type="float" office:value="280.415431" calcext:value-type="float">
            <text:p>280.4</text:p>
          </table:table-cell>
          <table:table-cell table:formula="of:=[.F25]*[.D25]+[.G25]" office:value-type="float" office:value="15752.201283712" calcext:value-type="float">
            <text:p>15752</text:p>
          </table:table-cell>
          <table:table-cell table:formula="of:=[.C25]-[.H25]" office:value-type="float" office:value="-1.20128371200008" calcext:value-type="float">
            <text:p>-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table:style-name="Default"/>
          <table:table-cell/>
          <table:table-cell table:style-name="Default" table:number-columns-repeated="2"/>
          <table:table-cell table:style-name="ce8" table:formula="of:=([.C27]-[.G25])/[.F25]" office:value-type="float" office:value="75274605.8299358" calcext:value-type="float">
            <text:p>75,274,605.83</text:p>
          </table:table-cell>
          <table:table-cell table:style-name="Default" office:value-type="string" calcext:value-type="string">
            <text:p>/1 P1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Default" office:value-type="float" office:value="4400" calcext:value-type="float">
            <text:p>4400</text:p>
          </table:table-cell>
          <table:table-cell table:style-name="Default" office:value-type="string" calcext:value-type="string">
            <text:p>daint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9" table:formula="of:=[.H27]*[.H28]" office:value-type="float" office:value="331208265651.717" calcext:value-type="float">
            <text:p>331,208,265,652</text:p>
          </table:table-cell>
          <table:table-cell table:style-name="ce10" office:value-type="float" office:value="4400" calcext:value-type="float">
            <text:p>4400</text:p>
          </table:table-cell>
          <table:table-cell table:style-name="ce10" office:value-type="string" calcext:value-type="string">
            <text:p>cn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9" table:formula="of:=10^12" office:value-type="float" office:value="1000000000000" calcext:value-type="float">
            <text:p>1,000,000,000,000</text:p>
          </table:table-cell>
          <table:table-cell table:style-name="ce11" table:formula="of:=[.H30]*[.I29]/[.H29]" office:value-type="float" office:value="13284.692612795" calcext:value-type="float">
            <text:p>13285</text:p>
          </table:table-cell>
          <table:table-cell table:style-name="ce10" office:value-type="string" calcext:value-type="string">
            <text:p>cn</text:p>
          </table:table-cell>
        </table:table-row>
        <table:table-row table:style-name="ro2">
          <table:table-cell/>
          <table:table-cell table:style-name="ce1" office:value-type="string" calcext:value-type="string">
            <text:p><text:s/>(n)</text:p>
          </table:table-cell>
          <table:table-cell table:style-name="ce1" office:value-type="string" calcext:value-type="string">
            <text:p>NVIDIA-P100-16GB (MiB)</text:p>
            <text:p>git/e5729005</text:p>
          </table:table-cell>
          <table:table-cell table:style-name="ce1" office:value-type="string" calcext:value-type="string">
            <text:p>(n)^3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32640" calcext:value-type="float">
            <text:p>32640</text:p>
          </table:table-cell>
          <table:table-cell table:formula="of:=[.B32]^3" office:value-type="float" office:value="150568768" calcext:value-type="float">
            <text:p>150,568,768</text:p>
          </table:table-cell>
          <table:table-cell office:value-type="float" office:value="12600000" calcext:value-type="float">
            <text:p>12600000</text:p>
          </table:table-cell>
          <table:table-cell table:style-name="Default" table:number-columns-repeated="2"/>
          <table:table-cell table:style-name="ce1" office:value-type="string" calcext:value-type="string">
            <text:p>GF/s</text:p>
          </table:table-cell>
          <table:table-cell table:style-name="ce1" office:value-type="string" calcext:value-type="string">
            <text:p>gpus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" table:formula="of:=100*10^6" office:value-type="float" office:value="100000000" calcext:value-type="float">
            <text:p>100,000,000</text:p>
          </table:table-cell>
          <table:table-cell table:formula="of:=[.H33]/[.H34]" office:value-type="float" office:value="8695.65217391305" calcext:value-type="float">
            <text:p>8696</text:p>
          </table:table-cell>
          <table:table-cell office:value-type="string" calcext:value-type="string">
            <text:p>LUMI-G (32G)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" table:formula="of:=11500" office:value-type="float" office:value="11500" calcext:value-type="float">
            <text:p>11,50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Mi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" table:formula="of:=[.D32]" office:value-type="float" office:value="150568768" calcext:value-type="float">
            <text:p>150,568,76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Mi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9" table:formula="of:=10^12" office:value-type="float" office:value="1000000000000" calcext:value-type="float">
            <text:p>1,000,000,000,000</text:p>
          </table:table-cell>
          <table:table-cell table:formula="of:=[.H37]/[.H36]" office:value-type="float" office:value="6641.48357778952" calcext:value-type="float">
            <text:p>6641</text:p>
          </table:table-cell>
          <table:table-cell office:value-type="string" calcext:value-type="string">
            <text:p>Mi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2" table:formula="of:=[.H36]*[.I38]" office:value-type="float" office:value="1309293634782.61" calcext:value-type="float">
            <text:p>1,309,293,634,783</text:p>
          </table:table-cell>
          <table:table-cell table:formula="of:=[.I33]" office:value-type="float" office:value="8695.65217391305" calcext:value-type="float">
            <text:p>8696</text:p>
          </table:table-cell>
          <table:table-cell office:value-type="string" calcext:value-type="string">
            <text:p>Mi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9">
      <number:number number:decimal-places="19" number:min-decimal-places="19" number:min-integer-digits="1"/>
    </number:number-style>
    <number:number-style style:name="N130">
      <number:number number:decimal-places="20" number:min-decimal-places="20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3" number:min-decimal-places="3" number:min-integer-digits="1" number:grouping="true"/>
    </number:number-style>
    <number:number-style style:name="N142">
      <number:number number:decimal-places="4" number:min-decimal-places="4" number:min-integer-digits="1" number:grouping="true"/>
    </number:number-style>
    <number:number-style style:name="N143">
      <number:number number:decimal-places="5" number:min-decimal-places="5" number:min-integer-digits="1" number:grouping="true"/>
    </number:number-style>
    <number:number-style style:name="N144">
      <number:number number:decimal-places="6" number:min-decimal-places="6" number:min-integer-digits="1" number:grouping="true"/>
    </number:number-style>
    <number:number-style style:name="N145">
      <number:number number:decimal-places="7" number:min-decimal-places="7" number:min-integer-digits="1" number:grouping="true"/>
    </number:number-style>
    <number:number-style style:name="N146">
      <number:number number:decimal-places="8" number:min-decimal-places="8" number:min-integer-digits="1" number:grouping="true"/>
    </number:number-style>
    <number:number-style style:name="N147">
      <number:number number:decimal-places="9" number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2T16:59:13.468848041</meta:creation-date>
    <dc:date>2021-11-03T14:52:43.599390496</dc:date>
    <meta:editing-duration>PT20H1M28S</meta:editing-duration>
    <meta:editing-cycles>39</meta:editing-cycles>
    <meta:generator>LibreOffice/7.1.1.2$MacOSX_X86_64 LibreOffice_project/fe0b08f4af1bacafe4c7ecc87ce55bb426164676</meta:generator>
    <meta:document-statistic meta:table-count="1" meta:cell-count="252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6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99cm" svg:y="0.315cm" chart:style-name="ch2">
          <text:p>GPU Memory usage / Sedov test</text:p>
        </chart:title>
        <chart:legend chart:legend-position="top" svg:x="5.385cm" svg:y="1.289cm" style:legend-expansion="wide" chart:style-name="ch3"/>
        <chart:plot-area chart:style-name="ch4" table:cell-range-address="P100.B2:P100.C25" chart:data-source-has-labels="both" svg:x="0.32cm" svg:y="2.458cm" svg:width="15.36cm" svg:height="5.416cm">
          <chart:coordinate-region svg:x="1.359cm" svg:y="2.656cm" svg:width="12.889cm" svg:height="4.574cm"/>
          <chart:axis chart:dimension="x" chart:name="primary-x" chart:style-name="ch5" chartooo:axis-type="auto">
            <chartooo:date-scale/>
            <chart:title svg:x="7.559cm" svg:y="8.055cm" chart:style-name="ch6">
              <text:p>np/cn</text:p>
            </chart:title>
            <chart:categories table:cell-range-address="P100.B3:P100.B25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P100.C3:P100.C25" chart:label-cell-address="P100.C2:P100.C2" chart:class="chart:line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VIDIA-P100-16GB (MiB)
git/e5729005</text:p>
                <draw:g>
                  <svg:desc>P100.C2:P100.C2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P100.B3:P100.B25</svg:desc>
                </draw:g>
              </table:table-cell>
              <table:table-cell office:value-type="float" office:value="4759">
                <text:p>4759</text:p>
                <draw:g>
                  <svg:desc>P100.C3:P100.C25</svg:desc>
                </draw:g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7247">
                <text:p>724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9247">
                <text:p>924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0277">
                <text:p>10277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305">
                <text:p>11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741">
                <text:p>1174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2285">
                <text:p>1228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2769">
                <text:p>1276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3257">
                <text:p>1325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4777">
                <text:p>1477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5317">
                <text:p>1531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5751">
                <text:p>15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